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/>
  <office:automatic-styles>
    <style:style style:family="paragraph" style:name="P10" style:display-name="P10" style:parent-style-name="Standard">
      <style:paragraph-properties fo:break-before="page"/>
      <style:text-properties style:font-name="Arial" fo:font-weight="bold"/>
    </style:style>
    <style:style style:family="paragraph" style:name="P11" style:display-name="P11" style:parent-style-name="Standard"/>
    <style:style style:family="paragraph" style:name="P12" style:display-name="P12" style:parent-style-name="Standard">
      <style:text-properties style:font-name="Arial" fo:font-size="12pt"/>
    </style:style>
    <style:style style:family="paragraph" style:name="P13" style:display-name="P13" style:parent-style-name="Standard">
      <style:paragraph-properties fo:text-align="justify"/>
      <style:text-properties style:font-name="Arial" fo:font-style="italic"/>
    </style:style>
    <style:style style:family="paragraph" style:name="P1" style:display-name="P1" style:parent-style-name="Heading-1">
      <style:paragraph-properties fo:break-before="page"/>
      <style:text-properties fo:font-size="12pt"/>
    </style:style>
    <style:style style:family="paragraph" style:name="P2" style:display-name="P2" style:parent-style-name="Heading-3"/>
    <style:style style:family="paragraph" style:name="P3" style:display-name="P3" style:parent-style-name="Standard">
      <style:text-properties style:font-name="Arial" fo:font-size="8pt"/>
    </style:style>
    <style:style style:family="paragraph" style:name="P4" style:display-name="P4" style:parent-style-name="Standard">
      <style:text-properties style:font-name="Arial" fo:font-weight="bold"/>
    </style:style>
    <style:style style:family="paragraph" style:name="P5" style:display-name="P5" style:parent-style-name="Standard">
      <style:text-properties style:font-name="Arial" fo:font-style="italic"/>
    </style:style>
    <style:style style:family="paragraph" style:name="P6" style:display-name="P6" style:parent-style-name="Heading-1"/>
    <style:style style:family="paragraph" style:name="P7" style:display-name="P7" style:parent-style-name="Standard">
      <style:text-properties style:font-name="Arial"/>
    </style:style>
    <style:style style:family="paragraph" style:name="P8" style:display-name="P8" style:parent-style-name="Standard">
      <style:paragraph-properties fo:break-before="page"/>
      <style:text-properties style:font-name="Arial" fo:font-size="12pt"/>
    </style:style>
    <style:style style:family="paragraph" style:name="P9" style:display-name="P9" style:parent-style-name="Heading-1">
      <style:paragraph-properties fo:break-before="page"/>
      <style:text-properties fo:font-size="12pt" fo:font-weight="normal"/>
    </style:style>
    <style:style style:family="paragraph" style:name="P14" style:display-name="P14" style:parent-style-name="Standard">
      <style:paragraph-properties fo:text-align="justify"/>
      <style:text-properties style:font-name="Arial"/>
    </style:style>
    <style:style style:family="section" style:name="Sect1" style:display-name="Sect1"/>
    <style:style style:family="table" style:name="Table3" style:display-name="Table3">
      <style:table-properties style:width="15.326000cm" table:align="margins" fo:margin-left="-0.162cm"/>
    </style:style>
    <style:style style:family="table" style:name="Table1" style:display-name="Table1">
      <style:table-properties style:width="15.480000cm" table:align="margins" fo:margin-left="-0.162cm"/>
    </style:style>
    <style:style style:family="table" style:name="Table2" style:display-name="Table2">
      <style:table-properties style:width="15.326000cm" table:align="margins" fo:margin-left="-0.162cm"/>
    </style:style>
    <style:style style:family="table-column" style:name="Table1-col7" style:display-name="Table1.col7">
      <style:table-column-properties style:column-width="1.50cm"/>
    </style:style>
    <style:style style:family="table-column" style:name="Table2-col3" style:display-name="Table2.col3">
      <style:table-column-properties style:column-width="3.201cm"/>
    </style:style>
    <style:style style:family="table-column" style:name="Table2-col1" style:display-name="Table2.col1">
      <style:table-column-properties style:column-width="3.14cm"/>
    </style:style>
    <style:style style:family="table-column" style:name="Table2-col2" style:display-name="Table2.col2">
      <style:table-column-properties style:column-width="8.985cm"/>
    </style:style>
    <style:style style:family="table-column" style:name="Table3-col1" style:display-name="Table3.col1">
      <style:table-column-properties style:column-width="15.326cm"/>
    </style:style>
    <style:style style:family="table-column" style:name="Table1-col1" style:display-name="Table1.col1">
      <style:table-column-properties style:column-width="3.12cm"/>
    </style:style>
    <style:style style:family="table-column" style:name="Table1-col2" style:display-name="Table1.col2">
      <style:table-column-properties style:column-width="5.49cm"/>
    </style:style>
    <style:style style:family="table-column" style:name="Table1-col3" style:display-name="Table1.col3">
      <style:table-column-properties style:column-width="1.75cm"/>
    </style:style>
    <style:style style:family="table-column" style:name="Table1-col4" style:display-name="Table1.col4">
      <style:table-column-properties style:column-width="2.00cm"/>
    </style:style>
    <style:style style:family="table-column" style:name="Table1-col5" style:display-name="Table1.col5">
      <style:table-column-properties style:column-width="0.37cm"/>
    </style:style>
    <style:style style:family="table-column" style:name="Table1-col6" style:display-name="Table1.col6">
      <style:table-column-properties style:column-width="1.25cm"/>
    </style:style>
    <style:style style:family="table-row" style:name="Table1-row6" style:display-name="Table1.row6">
      <style:table-row-properties style:min-row-height="1.00cm"/>
    </style:style>
    <style:style style:family="table-row" style:name="Table3-row1" style:display-name="Table3.row1">
      <style:table-row-properties style:min-row-height="0.97cm"/>
    </style:style>
    <style:style style:family="table-row" style:name="Table1-row4" style:display-name="Table1.row4">
      <style:table-row-properties style:min-row-height="1.37cm"/>
    </style:style>
    <style:style style:family="table-row" style:name="Table1-row5" style:display-name="Table1.row5">
      <style:table-row-properties style:min-row-height="1.00cm"/>
    </style:style>
    <style:style style:family="table-row" style:name="Table1-row1" style:display-name="Table1.row1">
      <style:table-row-properties style:min-row-height="0.62cm"/>
    </style:style>
    <style:style style:family="table-row" style:name="Table1-row2" style:display-name="Table1.row2">
      <style:table-row-properties style:min-row-height="1.00cm"/>
    </style:style>
    <style:style style:family="table-row" style:name="Table1-row3" style:display-name="Table1.row3">
      <style:table-row-properties style:min-row-height="0.50cm"/>
    </style:style>
    <style:style style:family="table-row" style:name="Table2-row1" style:display-name="Table2.row1">
      <style:table-row-properties style:min-row-height="0.62cm"/>
    </style:style>
    <style:style style:family="table-row" style:name="Table2-row2" style:display-name="Table2.row2">
      <style:table-row-properties style:min-row-height="0.50cm"/>
    </style:style>
    <style:style style:family="table-row" style:name="Table2-row3" style:display-name="Table2.row3">
      <style:table-row-properties style:min-row-height="0.50cm"/>
    </style:style>
    <style:style style:family="table-row" style:name="Table2-row4" style:display-name="Table2.row4">
      <style:table-row-properties style:min-row-height="0.50cm"/>
    </style:style>
    <style:style style:family="table-row" style:name="Table2-row5" style:display-name="Table2.row5">
      <style:table-row-properties style:min-row-height="0.50cm"/>
    </style:style>
    <style:style style:family="table-row" style:name="Table2-row6" style:display-name="Table2.row6">
      <style:table-row-properties style:min-row-height="1.00cm"/>
    </style:style>
    <style:style style:family="table-cell" style:name="Table2-col1-row2" style:display-name="Table2_col1_row2">
      <style:table-cell-properties style:vertical-align="middle" fo:border-left="2.25pt solid #000000" fo:border-right="0.72pt solid #000000" fo:border-top="1.5pt solid #000000" fo:border-bottom="1.5pt solid #000000"/>
    </style:style>
    <style:style style:family="table-cell" style:name="Table2-col1-row3" style:display-name="Table2_col1_row3">
      <style:table-cell-properties style:vertical-align="middle" fo:border-left="2.25pt solid #000000" fo:border-right="0.72pt solid #000000" fo:border-top="1.5pt solid #000000" fo:border-bottom="0.5pt solid #000000"/>
    </style:style>
    <style:style style:family="table-cell" style:name="Table1-col1-row1" style:display-name="Table1_col1_row1">
      <style:table-cell-properties style:vertical-align="middle" fo:border-left="2.25pt solid #000000" fo:border-right="0.72pt solid #000000" fo:border-top="2.25pt solid #000000" fo:border-bottom="1.5pt solid #000000"/>
    </style:style>
    <style:style style:family="table-cell" style:name="Table2-col1-row5" style:display-name="Table2_col1_row5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1-col1-row3" style:display-name="Table1_col1_row3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1-col1-row4" style:display-name="Table1_col1_row4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1-col1-row2" style:display-name="Table1_col1_row2">
      <style:table-cell-properties style:vertical-align="middle" fo:border-left="2.25pt solid #000000" fo:border-right="0.72pt solid #000000" fo:border-top="1.5pt solid #000000" fo:border-bottom="0.5pt solid #000000"/>
    </style:style>
    <style:style style:family="table-cell" style:name="Table1-col1-row6" style:display-name="Table1_col1_row6">
      <style:table-cell-properties style:vertical-align="middle" fo:border-left="2.25pt solid #000000" fo:border-right="0.72pt solid #000000" fo:border-top="0.5pt solid #000000" fo:border-bottom="2.25pt solid #000000"/>
    </style:style>
    <style:style style:family="table-cell" style:name="Table2-col1-row4" style:display-name="Table2_col1_row4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1-col5-row6" style:display-name="Table1_col5_row6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1-col1-row5" style:display-name="Table1_col1_row5">
      <style:table-cell-properties style:vertical-align="middle" fo:border-left="2.25pt solid #000000" fo:border-right="0.72pt solid #000000" fo:border-top="0.5pt solid #000000" fo:border-bottom="0.5pt solid #000000"/>
    </style:style>
    <style:style style:family="table-cell" style:name="Table2-col1-row6" style:display-name="Table2_col1_row6">
      <style:table-cell-properties style:vertical-align="middle" fo:border-left="2.25pt solid #000000" fo:border-right="2.25pt solid #000000" fo:border-top="0.5pt solid #000000" fo:border-bottom="2.25pt solid #000000"/>
    </style:style>
    <style:style style:family="table-cell" style:name="Table1-col4-row6" style:display-name="Table1_col4_row6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3-col1-row1" style:display-name="Table3_col1_row1">
      <style:table-cell-properties style:vertical-align="middle" fo:border-left="2.25pt solid #000000" fo:border-right="2.25pt solid #000000" fo:border-top="2.25pt solid #000000" fo:border-bottom="1.5pt solid #000000" fo:background-color="#f2f2f2"/>
    </style:style>
    <style:style style:family="table-cell" style:name="Table3-col1-row2" style:display-name="Table3_col1_row2">
      <style:table-cell-properties style:vertical-align="top" fo:border-left="2.25pt solid #000000" fo:border-right="2.25pt solid #000000" fo:border-top="1.5pt solid #000000" fo:border-bottom="2.25pt solid #000000"/>
    </style:style>
    <style:style style:family="table-cell" style:name="Table1-col6-row1" style:display-name="Table1_col6_row1">
      <style:table-cell-properties style:vertical-align="top" fo:border-left="2.25pt solid #000000" fo:border-right="2.25pt solid #000000" fo:border-top="2.25pt solid #000000" fo:border-bottom="1.5pt solid #000000" fo:background-color="#e5e5e5"/>
    </style:style>
    <style:style style:family="table-cell" style:name="Table2-col3-row2" style:display-name="Table2_col3_row2">
      <style:table-cell-properties style:vertical-align="top" fo:border-left="0.5pt solid #000000" fo:border-right="2.25pt solid #000000" fo:border-top="1.5pt solid #000000" fo:border-bottom="1.5pt solid #000000"/>
    </style:style>
    <style:style style:family="table-cell" style:name="Table2-col3-row3" style:display-name="Table2_col3_row3">
      <style:table-cell-properties style:vertical-align="top" fo:border-left="0.5pt solid #000000" fo:border-right="2.25pt solid #000000" fo:border-top="1.5pt solid #000000" fo:border-bottom="0.5pt solid #000000"/>
    </style:style>
    <style:style style:family="table-cell" style:name="Table2-col3-row4" style:display-name="Table2_col3_row4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2-col3-row5" style:display-name="Table2_col3_row5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1-col2-row1" style:display-name="Table1_col2_row1">
      <style:table-cell-properties style:vertical-align="top" fo:border-left="0.5pt solid #000000" fo:border-right="0.72pt solid #000000" fo:border-top="2.25pt solid #000000" fo:border-bottom="1.5pt solid #000000"/>
    </style:style>
    <style:style style:family="table-cell" style:name="Table2-col2-row5" style:display-name="Table2_col2_row5">
      <style:table-cell-properties style:vertical-align="top" fo:border-left="0.5pt solid #000000" fo:border-right="0.72pt solid #000000" fo:border-top="0.5pt solid #000000" fo:border-bottom="0.5pt solid #000000"/>
    </style:style>
    <style:style style:family="table-cell" style:name="Table1-col3-row6" style:display-name="Table1_col3_row6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1-col7-row6" style:display-name="Table1_col7_row6">
      <style:table-cell-properties style:vertical-align="top" fo:border-left="0.5pt solid #000000" fo:border-right="2.25pt solid #000000" fo:border-top="0.5pt solid #000000" fo:border-bottom="2.25pt solid #000000"/>
    </style:style>
    <style:style style:family="table-cell" style:name="Table2-col2-row2" style:display-name="Table2_col2_row2">
      <style:table-cell-properties style:vertical-align="top" fo:border-left="0.5pt solid #000000" fo:border-right="0.72pt solid #000000" fo:border-top="1.5pt solid #000000" fo:border-bottom="1.5pt solid #000000"/>
    </style:style>
    <style:style style:family="table-cell" style:name="Table2-col2-row3" style:display-name="Table2_col2_row3">
      <style:table-cell-properties style:vertical-align="top" fo:border-left="0.5pt solid #000000" fo:border-right="0.72pt solid #000000" fo:border-top="1.5pt solid #000000" fo:border-bottom="0.5pt solid #000000"/>
    </style:style>
    <style:style style:family="table-cell" style:name="Table2-col2-row4" style:display-name="Table2_col2_row4">
      <style:table-cell-properties style:vertical-align="top" fo:border-left="0.5pt solid #000000" fo:border-right="0.72pt solid #000000" fo:border-top="0.5pt solid #000000" fo:border-bottom="0.5pt solid #000000"/>
    </style:style>
    <style:style style:family="table-cell" style:name="Table1-col2-row2" style:display-name="Table1_col2_row2">
      <style:table-cell-properties style:vertical-align="top" fo:border-left="0.5pt solid #000000" fo:border-right="2.25pt solid #000000" fo:border-top="1.5pt solid #000000" fo:border-bottom="0.5pt solid #000000"/>
    </style:style>
    <style:style style:family="table-cell" style:name="Table1-col2-row3" style:display-name="Table1_col2_row3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1-col2-row4" style:display-name="Table1_col2_row4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1-col2-row5" style:display-name="Table1_col2_row5">
      <style:table-cell-properties style:vertical-align="top" fo:border-left="0.5pt solid #000000" fo:border-right="2.25pt solid #000000" fo:border-top="0.5pt solid #000000" fo:border-bottom="0.5pt solid #000000"/>
    </style:style>
    <style:style style:family="table-cell" style:name="Table1-col2-row6" style:display-name="Table1_col2_row6">
      <style:table-cell-properties style:vertical-align="top" fo:border-left="0.5pt solid #000000" fo:border-right="0.72pt solid #000000" fo:border-top="0.5pt solid #000000" fo:border-bottom="2.25pt solid #000000"/>
    </style:style>
    <style:style style:family="table-cell" style:name="Table2-col1-row1" style:display-name="Table2_col1_row1">
      <style:table-cell-properties style:vertical-align="middle" fo:border-left="2.25pt solid #000000" fo:border-right="2.25pt solid #000000" fo:border-top="2.25pt solid #000000" fo:border-bottom="1.5pt solid #000000" fo:background-color="#f2f2f2"/>
    </style:style>
    <style:page-layout style:name="PLayout2">
      <style:page-layout-properties fo:margin-top="2.499cm" fo:margin-bottom="2.499cm" fo:margin-left="3cm" fo:margin-right="3cm"/>
    </style:page-layout>
    <style:page-layout style:name="Standard">
      <style:page-layout-properties fo:margin-top="2.499cm" fo:margin-bottom="2.499cm" fo:margin-left="3cm" fo:margin-right="3cm"/>
    </style:page-layout>
  </office:automatic-styles>
  <office:body>
    <office:text>
      <text:section text:style-name="Sect1" text:name="Section1">
        <table:table table:name="Table1" table:style-name="Table1">
          <table:table-column table:style-name="Table1.col1"/>
          <table:table-column table:style-name="Table1.col2"/>
          <table:table-column table:style-name="Table1.col3"/>
          <table:table-column table:style-name="Table1.col4"/>
          <table:table-column table:style-name="Table1.col5"/>
          <table:table-column table:style-name="Table1.col6"/>
          <table:table-column table:style-name="Table1.col7"/>
          <table:table-row table:style-name="Table1.row1">
            <table:table-cell table:style-name="Table1_col1_row1">
              <text:h text:style-name="P1" text:outline-level="1">Actor</text:h>
            </table:table-cell>
            <table:table-cell table:style-name="Table1_col2_row1" table:number-columns-spanned="4">
              <text:h text:style-name="P2" text:outline-level="3">Temporizador </text:h>
            </table:table-cell>
            <table:covered-table-cell/>
            <table:covered-table-cell/>
            <table:covered-table-cell/>
            <table:table-cell table:style-name="Table1_col6_row1" table:number-columns-spanned="2">
              <text:p text:style-name="P3">&lt;&lt; ACT_8 &gt;&gt;</text:p>
            </table:table-cell>
            <table:covered-table-cell/>
          </table:table-row>
          <table:table-row table:style-name="Table1.row2">
            <table:table-cell table:style-name="Table1_col1_row2">
              <text:p text:style-name="P4">Descripción</text:p>
            </table:table-cell>
            <table:table-cell table:style-name="Table1_col2_row2" table:number-columns-spanned="6">
              <text:p text:style-name="P5">Dispositivo encargado que comprueba el tiempo de recepción del paquete en una oficina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row3">
            <table:table-cell table:style-name="Table1_col1_row3">
              <text:p text:style-name="P4">Características</text:p>
            </table:table-cell>
            <table:table-cell table:style-name="Table1_col2_row3" table:number-columns-spanned="6">
              <text:p text:style-name="P5">Mide el tiempo en minuto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row4">
            <table:table-cell table:style-name="Table1_col1_row4">
              <text:p text:style-name="P4">Relaciones</text:p>
            </table:table-cell>
            <table:table-cell table:style-name="Table1_col2_row4" table:number-columns-spanned="6">
              <text:p text:style-name="P5">Administrador:Se encarga del correcto funcionamiento del dispositivo.</text:p>
              <text:p text:style-name="P5">Encargado: Se encarga de redistribuir los paquetes cuyo tiempo de espera del paquete en la oficina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row5">
            <table:table-cell table:style-name="Table1_col1_row5">
              <text:p text:style-name="P4">Referencias</text:p>
            </table:table-cell>
            <table:table-cell table:style-name="Table1_col2_row5" table:number-columns-spanned="6">
              <text:p text:style-name="P5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row6">
            <table:table-cell table:style-name="Table1_col1_row6">
              <text:p text:style-name="P4">Autor</text:p>
            </table:table-cell>
            <table:table-cell table:style-name="Table1_col2_row6">
              <text:p text:style-name="P5">Manuel Ortiz Hita</text:p>
            </table:table-cell>
            <table:table-cell table:style-name="Table1_col3_row6">
              <text:h text:style-name="P6" text:outline-level="1">Fecha</text:h>
            </table:table-cell>
            <table:table-cell table:style-name="Table1_col4_row6">
              <text:p text:style-name="P7">22-03-2018</text:p>
            </table:table-cell>
            <table:table-cell table:style-name="Table1_col5_row6" table:number-columns-spanned="2">
              <text:h text:style-name="P6" text:outline-level="1">Versión</text:h>
            </table:table-cell>
            <table:covered-table-cell/>
            <table:table-cell table:style-name="Table1_col7_row6">
              <text:p text:style-name="P7">1.0</text:p>
            </table:table-cell>
          </table:table-row>
        </table:table>
        <text:p text:style-name="P8"/>
        <table:table table:name="Table2" table:style-name="Table2">
          <table:table-column table:style-name="Table2.col1"/>
          <table:table-column table:style-name="Table2.col2"/>
          <table:table-column table:style-name="Table2.col3"/>
          <table:table-row table:style-name="Table2.row1">
            <table:table-cell table:style-name="Table2_col1_row1" table:number-columns-spanned="3">
              <text:h text:style-name="P9" text:outline-level="1">Atributos</text:h>
            </table:table-cell>
            <table:covered-table-cell/>
            <table:covered-table-cell/>
          </table:table-row>
          <table:table-row table:style-name="Table2.row2">
            <table:table-cell table:style-name="Table2_col1_row2">
              <text:p text:style-name="P4">Nombre</text:p>
            </table:table-cell>
            <table:table-cell table:style-name="Table2_col2_row2">
              <text:h text:style-name="P6" text:outline-level="1">Descripción</text:h>
            </table:table-cell>
            <table:table-cell table:style-name="Table2_col3_row2">
              <text:h text:style-name="P6" text:outline-level="1">Tipo</text:h>
            </table:table-cell>
          </table:table-row>
          <table:table-row table:style-name="Table2.row3">
            <table:table-cell table:style-name="Table2_col1_row3">
              <text:p text:style-name="P4">Datos</text:p>
            </table:table-cell>
            <table:table-cell table:style-name="Table2_col2_row3">
              <text:p text:style-name="P4">Codigo del temporizador</text:p>
            </table:table-cell>
            <table:table-cell table:style-name="Table2_col3_row3">
              <text:p text:style-name="P7">Cadena de caracteres</text:p>
            </table:table-cell>
          </table:table-row>
          <table:table-row table:style-name="Table2.row4">
            <table:table-cell table:style-name="Table2_col1_row4">
              <text:p text:style-name="P4">Magnitud</text:p>
            </table:table-cell>
            <table:table-cell table:style-name="Table2_col2_row4">
              <text:p text:style-name="P4">Medida de minutos de estancia del paquete</text:p>
            </table:table-cell>
            <table:table-cell table:style-name="Table2_col3_row4">
              <text:p text:style-name="P7">Fecha y tiempo</text:p>
            </table:table-cell>
          </table:table-row>
          <table:table-row table:style-name="Table2.row5">
            <table:table-cell table:style-name="Table2_col1_row5">
              <text:p text:style-name="P10"/>
            </table:table-cell>
            <table:table-cell table:style-name="Table2_col2_row5">
              <text:p text:style-name="P4"/>
            </table:table-cell>
            <table:table-cell table:style-name="Table2_col3_row5">
              <text:p text:style-name="P7"/>
            </table:table-cell>
          </table:table-row>
          <table:table-row table:style-name="Table2.row6">
            <table:table-cell table:style-name="Table2_col1_row6" table:number-columns-spanned="3">
              <text:p text:style-name="P11"/>
            </table:table-cell>
            <table:covered-table-cell/>
            <table:covered-table-cell/>
          </table:table-row>
        </table:table>
        <text:p text:style-name="P12"/>
        <table:table table:name="Table3" table:style-name="Table3">
          <table:table-column table:style-name="Table3.col1"/>
          <table:table-row>
            <table:table-cell table:style-name="Table3_col1_row1">
              <text:p text:style-name="P12">Comentarios</text:p>
            </table:table-cell>
          </table:table-row>
          <table:table-row table:style-name="Table3.row1">
            <table:table-cell table:style-name="Table3_col1_row2">
              <text:p text:style-name="P13"/>
            </table:table-cell>
          </table:table-row>
        </table:table>
        <text:p text:style-name="P14"/>
        <text:p text:style-name="P1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Liberation Sans" svg:font-family="Liberation Sans"/>
    <style:font-face style:name="Liberation Serif" svg:font-family="Liberation Serif"/>
    <style:font-face style:name="Times New Roman" svg:font-family="Times New Roman"/>
  </office:font-face-decls>
  <office:styles>
    <style:default-style style:family="paragraph">
      <style:paragraph-properties style:tab-stop-distance="1.249cm"/>
    </style:default-style>
    <style:style style:family="paragraph" style:name="Heading-3" style:display-name="Heading 3" style:parent-style-name="Standard" style:next-style-name="Standard">
      <style:paragraph-properties fo:keep-with-next="always"/>
      <style:text-properties style:font-name="Arial" fo:font-style="italic"/>
    </style:style>
    <style:style style:family="paragraph" style:name="Text-body" style:display-name="Text body" style:parent-style-name="Standard" style:next-style-name="Text-body">
      <style:paragraph-properties fo:line-height="120%" fo:margin-top="0cm" fo:margin-bottom="0.247cm"/>
    </style:style>
    <style:style style:family="paragraph" style:name="Normal" style:display-name="Normal">
      <style:paragraph-properties style:writing-mode="lr"/>
      <style:text-properties style:font-name="Liberation Serif" fo:font-size="12pt" fo:language="es" fo:country="ES"/>
    </style:style>
    <style:style style:family="paragraph" style:name="Heading" style:display-name="Heading" style:parent-style-name="Standard" style:next-style-name="Text-body">
      <style:paragraph-properties fo:margin-top="0.423cm" fo:margin-bottom="0.212cm" fo:keep-with-next="always"/>
      <style:text-properties style:font-name="Liberation Sans" fo:font-size="14pt"/>
    </style:style>
    <style:style style:family="paragraph" style:name="Contents-4" style:display-name="Contents 4" style:parent-style-name="Normal" style:next-style-name="Normal">
      <style:paragraph-properties fo:text-indent="-0.300000in" fo:margin-left="2.000000in"/>
    </style:style>
    <style:style style:family="paragraph" style:name="Standard" style:display-name="Standard" style:next-style-name="Standard">
      <style:paragraph-properties fo:widows="2" fo:orphans="2" style:writing-mode="lr"/>
      <style:text-properties style:font-name="Times New Roman" fo:font-size="10pt" fo:language="es" fo:country="ES"/>
    </style:style>
    <style:style style:family="paragraph" style:name="Heading-1" style:display-name="Heading 1" style:parent-style-name="Standard" style:next-style-name="Standard">
      <style:paragraph-properties fo:keep-with-next="always"/>
      <style:text-properties style:font-name="Arial" fo:font-weight="bold"/>
    </style:style>
    <style:style style:family="paragraph" style:name="Heading-2" style:display-name="Heading 2" style:parent-style-name="Standard" style:next-style-name="Standard">
      <style:paragraph-properties fo:text-align="justify" fo:keep-with-next="always"/>
      <style:text-properties style:font-name="Arial" fo:font-weight="bold"/>
    </style:style>
    <style:style style:family="paragraph" style:name="Table-Heading" style:display-name="Table Heading" style:parent-style-name="Standard" style:next-style-name="Table-Heading">
      <style:paragraph-properties fo:text-align="center"/>
      <style:text-properties fo:font-weight="bold"/>
    </style:style>
    <style:style style:family="paragraph" style:name="Contents-1" style:display-name="Contents 1" style:parent-style-name="Normal" style:next-style-name="Normal">
      <style:paragraph-properties fo:text-indent="-0.300000in" fo:margin-left="0.500000in"/>
    </style:style>
    <style:style style:family="paragraph" style:name="Contents-2" style:display-name="Contents 2" style:parent-style-name="Normal" style:next-style-name="Normal">
      <style:paragraph-properties fo:text-indent="-0.300000in" fo:margin-left="1.000000in"/>
    </style:style>
    <style:style style:family="paragraph" style:name="Contents-3" style:display-name="Contents 3" style:parent-style-name="Normal" style:next-style-name="Normal">
      <style:paragraph-properties fo:text-indent="-0.300000in" fo:margin-left="1.500000in"/>
    </style:style>
    <style:style style:family="paragraph" style:name="Caption" style:display-name="Caption" style:parent-style-name="Standard" style:next-style-name="Caption">
      <style:paragraph-properties fo:margin-top="0.212cm" fo:margin-bottom="0.212cm"/>
      <style:text-properties fo:font-size="12pt" fo:font-style="italic"/>
    </style:style>
  </office:styles>
  <office:automatic-styles>
    <style:page-layout style:name="Standard">
      <style:page-layout-properties fo:page-width="210.000000mm" fo:page-height="297.000000mm" style:print-orientation="portrait" fo:margin-top="2.499cm" fo:margin-bottom="2.499cm" fo:margin-left="3cm" fo:margin-right="3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2 (unix, gtk)</meta:generator>
    <dc:title>Caso de Uso</dc:title>
    <meta:initial-creator>Francisco Luis Gutierrez Vela</meta:initial-creator>
    <meta:creation-date>2004-02-01T17:56:00</meta:creation-date>
    <dc:date>Thu Mar 22 17:56:55 2018
</dc:date>
  </office:meta>
</office:document-meta>
</file>